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19.95mm"/>
    </style:style>
    <style:style style:name="co6" style:family="table-column">
      <style:table-column-properties fo:break-before="auto" style:column-width="10.16mm"/>
    </style:style>
    <style:style style:name="co7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2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Liberation Sans" style:font-name-asian="ＭＳ Ｐゴシック" style:font-name-complex="Lucida 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ＭＳ Ｐゴシック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部品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分類</text:p>
          </table:table-cell>
          <table:table-cell office:value-type="string" calcext:value-type="string">
            <text:p>値</text:p>
          </table:table-cell>
          <table:table-cell office:value-type="string" calcext:value-type="string">
            <text:p>パッケージ</text:p>
          </table:table-cell>
          <table:table-cell office:value-type="string" calcext:value-type="string">
            <text:p>個数</text:p>
          </table:table-cell>
          <table:table-cell office:value-type="string" calcext:value-type="string">
            <text:p>単価</text:p>
          </table:table-cell>
          <table:table-cell office:value-type="string" calcext:value-type="string">
            <text:p>小計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PC1549JBD48</text:p>
          </table:table-cell>
          <table:table-cell office:value-type="string" calcext:value-type="string">
            <text:p>LQFP48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table:formula="of:=[.E2]*[.D2]" office:value-type="float" office:value="862" calcext:value-type="float">
            <text:p>862</text:p>
          </table:table-cell>
          <table:table-cell/>
          <table:table-cell office:value-type="string" calcext:value-type="string">
            <text:p><text:a xlink:href="https://www.digikey.jp/products/ja?keywords=LPC1549JBD48" xlink:type="simple">https://www.digikey.jp/products/ja?keywords=LPC1549JBD48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DRV8320SRTVT</text:p>
          </table:table-cell>
          <table:table-cell office:value-type="string" calcext:value-type="string">
            <text:p>WQFN32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table:formula="of:=[.E3]*[.D3]" office:value-type="float" office:value="482" calcext:value-type="float">
            <text:p>482</text:p>
          </table:table-cell>
          <table:table-cell/>
          <table:table-cell office:value-type="string" calcext:value-type="string">
            <text:p><text:a xlink:href="https://www.digikey.jp/product-detail/ja/texas-instruments/DRV8320SRTVT/296-47007-1-ND/7427014" xlink:type="simple">https://www.digikey.jp/product-detail/ja/texas-instruments/DRV8320SRTVT/296-47007-1-ND/7427014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MCP1700T-3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E4]*[.D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s://www.digikey.jp/product-detail/ja/microchip-technology/MCP1700T-3302E-TT/MCP1700T3302ETTCT-ND/652677" xlink:type="simple">https://www.digikey.jp/product-detail/ja/microchip-technology/MCP1700T-3302E-TT/MCP1700T3302ETTCT-ND/652677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ADR5041</text:p>
          </table:table-cell>
          <table:table-cell office:value-type="string" calcext:value-type="string">
            <text:p>SC-7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5]*[.D5]" office:value-type="float" office:value="114" calcext:value-type="float">
            <text:p>114</text:p>
          </table:table-cell>
          <table:table-cell/>
          <table:table-cell office:value-type="string" calcext:value-type="string">
            <text:p><text:a xlink:href="https://www.digikey.jp/product-detail/ja/analog-devices-inc/ADR5041AKSZ-REEL7/ADR5041AKSZ-REEL7CT-ND/3830854" xlink:type="simple">https://www.digikey.jp/product-detail/ja/analog-devices-inc/ADR5041AKSZ-REEL7/ADR5041AKSZ-REEL7CT-ND/3830854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100" calcext:value-type="float">
            <text:p>100</text:p>
          </table:table-cell>
          <table:table-cell office:value-type="float" office:value="1608" calcext:value-type="float">
            <text:p>160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E6]*[.D6]"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<text:span text:style-name="T1"><text:a xlink:href="https://www.digikey.jp/product-detail/ja/yageo/RC0603FR-07100RL/311-100HRCT-ND/729835" xlink:type="simple">https://www.digikey.jp/product-detail/ja/yageo/RC0603FR-07100RL/311-100HRCT-ND/729835</text:a></text:span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330" calcext:value-type="float">
            <text:p>330</text:p>
          </table:table-cell>
          <table:table-cell office:value-type="float" office:value="1608" calcext:value-type="float">
            <text:p>160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E7]*[.D7]" office:value-type="float" office:value="48" calcext:value-type="float">
            <text:p>48</text:p>
          </table:table-cell>
          <table:table-cell/>
          <table:table-cell office:value-type="string" calcext:value-type="string">
            <text:p><text:a xlink:href="https://www.digikey.jp/product-detail/ja/yageo/RC0603FR-07100RL/311-330HRCT-ND/" xlink:type="simple">https://www.digikey.jp/product-detail/ja/yageo/RC0603FR-07100RL/311-330HRCT-ND/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0k</text:p>
          </table:table-cell>
          <table:table-cell office:value-type="float" office:value="1608" calcext:value-type="float">
            <text:p>160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E8]*[.D8]" office:value-type="float" office:value="132" calcext:value-type="float">
            <text:p>132</text:p>
          </table:table-cell>
          <table:table-cell/>
          <table:table-cell office:value-type="string" calcext:value-type="string">
            <text:p><text:a xlink:href="https://www.digikey.jp/product-detail/ja/yageo/RC0603JR-0710KL/311-10KGRCT-ND/729647" xlink:type="simple">https://www.digikey.jp/product-detail/ja/yageo/RC0603JR-0710KL/311-10KGRCT-ND/729647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47n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9]*[.D9]" office:value-type="float" office:value="12" calcext:value-type="float">
            <text:p>12</text:p>
          </table:table-cell>
          <table:table-cell/>
          <table:table-cell office:value-type="string" calcext:value-type="string">
            <text:p><text:a xlink:href="https://www.digikey.jp/product-detail/ja/samsung-electro-mechanics-america-inc/CL10B473KC8WPNC/1276-6984-1-ND/7320626" xlink:type="simple">https://www.digikey.jp/product-detail/ja/samsung-electro-mechanics-america-inc/CL10B473KC8WPNC/1276-6984-1-ND/7320626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0.1u</text:p>
          </table:table-cell>
          <table:table-cell office:value-type="float" office:value="1608" calcext:value-type="float">
            <text:p>160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E10]*[.D10]" office:value-type="float" office:value="85" calcext:value-type="float">
            <text:p>85</text:p>
          </table:table-cell>
          <table:table-cell/>
          <table:table-cell office:value-type="string" calcext:value-type="string">
            <text:p><text:a xlink:href="https://www.digikey.jp/product-detail/ja/taiyo-yuden/HMK107BJ104MA-T/587-5545-1-ND/7067221" xlink:type="simple">https://www.digikey.jp/product-detail/ja/taiyo-yuden/HMK107BJ104MA-T/587-5545-1-ND/7067221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1u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[.E11]*[.D11]" office:value-type="float" office:value="336" calcext:value-type="float">
            <text:p>336</text:p>
          </table:table-cell>
          <table:table-cell/>
          <table:table-cell office:value-type="string" calcext:value-type="string">
            <text:p><text:a xlink:href="https://www.digikey.jp/product-detail/ja/taiyo-yuden/HMK212BC7105MG-TE/587-5020-1-ND/6563863" xlink:type="simple">https://www.digikey.jp/product-detail/ja/taiyo-yuden/HMK212BC7105MG-TE/587-5020-1-ND/6563863</text:a>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BUK7Y7R8-80EX</text:p>
          </table:table-cell>
          <table:table-cell office:value-type="string" calcext:value-type="string">
            <text:p>SOT-669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table:formula="of:=[.E12]*[.D12]" office:value-type="float" office:value="996" calcext:value-type="float">
            <text:p>996</text:p>
          </table:table-cell>
          <table:table-cell/>
          <table:table-cell office:value-type="string" calcext:value-type="string">
            <text:p><text:a xlink:href="https://www.digikey.jp/product-detail/ja/nexperia-usa-inc/BUK7Y7R8-80EX/1727-1488-1-ND/4486622" xlink:type="simple">https://www.digikey.jp/product-detail/ja/nexperia-usa-inc/BUK7Y7R8-80EX/1727-1488-1-ND/4486622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MBR3100VRTR</text:p>
          </table:table-cell>
          <table:table-cell office:value-type="string" calcext:value-type="string">
            <text:p>DO-214AC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formula="of:=[.E13]*[.D13]" office:value-type="float" office:value="402" calcext:value-type="float">
            <text:p>402</text:p>
          </table:table-cell>
          <table:table-cell/>
          <table:table-cell office:value-type="string" calcext:value-type="string">
            <text:p><text:a xlink:href="https://www.digikey.jp/product-detail/ja/diodes-incorporated/MBR3100VRTR-G1/MBR3100VRTR-G1DICT-ND/5267966" xlink:type="simple">https://www.digikey.jp/product-detail/ja/diodes-incorporated/MBR3100VRTR-G1/MBR3100VRTR-G1DICT-ND/5267966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RB520S30T1G</text:p>
          </table:table-cell>
          <table:table-cell office:value-type="string" calcext:value-type="string">
            <text:p>SOD-52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14]*[.D14]" office:value-type="float" office:value="25" calcext:value-type="float">
            <text:p>25</text:p>
          </table:table-cell>
          <table:table-cell/>
          <table:table-cell office:value-type="string" calcext:value-type="string">
            <text:p><text:a xlink:href="https://www.digikey.jp/product-detail/ja/on-semiconductor/RB520S30T1G/RB520S30T1GOSCT-ND/964626" xlink:type="simple">https://www.digikey.jp/product-detail/ja/on-semiconductor/RB520S30T1G/RB520S30T1GOSCT-ND/964626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赤</text:p>
          </table:table-cell>
          <table:table-cell office:value-type="float" office:value="1608" calcext:value-type="float">
            <text:p>160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[.E15]*[.D15]" office:value-type="float" office:value="62" calcext:value-type="float">
            <text:p>62</text:p>
          </table:table-cell>
          <table:table-cell/>
          <table:table-cell office:value-type="string" calcext:value-type="string">
            <text:p><text:a xlink:href="https://www.digikey.jp/product-detail/ja/osram-opto-semiconductors-inc/LS-Q976-NR-1/475-2512-1-ND/1802639" xlink:type="simple">https://www.digikey.jp/product-detail/ja/osram-opto-semiconductors-inc/LS-Q976-NR-1/475-2512-1-ND/1802639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白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16]*[.D16]" office:value-type="float" office:value="40" calcext:value-type="float">
            <text:p>40</text:p>
          </table:table-cell>
          <table:table-cell/>
          <table:table-cell office:value-type="string" calcext:value-type="string">
            <text:p><text:a xlink:href="https://www.digikey.jp/product-detail/ja/osram-opto-semiconductors-inc/LW-Q38E-Q1OO-3K6L-1/475-2831-1-ND/2176369" xlink:type="simple">https://www.digikey.jp/product-detail/ja/osram-opto-semiconductors-inc/LW-Q38E-Q1OO-3K6L-1/475-2831-1-ND/2176369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青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17]*[.D17]" office:value-type="float" office:value="40" calcext:value-type="float">
            <text:p>40</text:p>
          </table:table-cell>
          <table:table-cell/>
          <table:table-cell office:value-type="string" calcext:value-type="string">
            <text:p><text:a xlink:href="https://www.digikey.jp/product-detail/ja/osram-opto-semiconductors-inc/LB-Q39G-L2OO-35-1/475-2816-1-ND/2176355" xlink:type="simple">https://www.digikey.jp/product-detail/ja/osram-opto-semiconductors-inc/LB-Q39G-L2OO-35-1/475-2816-1-ND/2176355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53375-04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E18]*[.D18]" office:value-type="float" office:value="75" calcext:value-type="float">
            <text:p>75</text:p>
          </table:table-cell>
          <table:table-cell/>
          <table:table-cell office:value-type="string" calcext:value-type="string">
            <text:p><text:a xlink:href="https://www.digikey.jp/product-detail/ja/molex-llc/0533750410/WM4269-ND/2421210" xlink:type="simple">https://www.digikey.jp/product-detail/ja/molex-llc/0533750410/WM4269-ND/2421210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53375-06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formula="of:=[.E19]*[.D19]" office:value-type="float" office:value="86" calcext:value-type="float">
            <text:p>86</text:p>
          </table:table-cell>
          <table:table-cell/>
          <table:table-cell office:value-type="string" calcext:value-type="string">
            <text:p><text:a xlink:href="https://www.digikey.jp/products/ja?keywords=53375-0610" xlink:type="simple">https://www.digikey.jp/products/ja?keywords=53375-0610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43045-08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formula="of:=[.E20]*[.D20]" office:value-type="float" office:value="247" calcext:value-type="float">
            <text:p>247</text:p>
          </table:table-cell>
          <table:table-cell/>
          <table:table-cell office:value-type="string" calcext:value-type="string">
            <text:p><text:a xlink:href="https://www.digikey.jp/products/ja?keywords=43045-0800" xlink:type="simple">https://www.digikey.jp/products/ja?keywords=43045-0800</text:a></text:p>
          </table:table-cell>
        </table:table-row>
        <table:table-row table:style-name="ro1">
          <table:table-cell office:value-type="string" calcext:value-type="string">
            <text:p>スイッチ</text:p>
          </table:table-cell>
          <table:table-cell office:value-type="string" calcext:value-type="string">
            <text:p>SKRPACE0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E21]*[.D21]" office:value-type="float" office:value="200" calcext:value-type="float">
            <text:p>200</text:p>
          </table:table-cell>
          <table:table-cell/>
          <table:table-cell office:value-type="string" calcext:value-type="string">
            <text:p><text:a xlink:href="http://akizukidenshi.com/catalog/g/gP-06185/" xlink:type="simple">http://akizukidenshi.com/catalog/g/gP-06185/</text:a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合計</text:p>
          </table:table-cell>
          <table:table-cell table:number-columns-repeated="4"/>
          <table:table-cell table:formula="of:=SUM([.F1:.F21])" office:value-type="float" office:value="4314" calcext:value-type="float">
            <text:p>4314</text:p>
          </table:table-cell>
          <table:table-cell table:number-columns-repeated="2"/>
        </table:table-row>
      </table:table>
      <table:table table:name="基板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サイズ</text:p>
          </table:table-cell>
          <table:table-cell office:value-type="string" calcext:value-type="string">
            <text:p>50*50[mm]max</text:p>
          </table:table-cell>
        </table:table-row>
        <table:table-row table:style-name="ro1">
          <table:table-cell office:value-type="string" calcext:value-type="string">
            <text:p>レイヤ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厚さ</text:p>
          </table:table-cell>
          <table:table-cell office:value-type="string" calcext:value-type="string">
            <text:p>1.6[mm]</text:p>
          </table:table-cell>
        </table:table-row>
        <table:table-row table:style-name="ro1">
          <table:table-cell office:value-type="string" calcext:value-type="string">
            <text:p>銅箔厚さ</text:p>
          </table:table-cell>
          <table:table-cell office:value-type="string" calcext:value-type="string">
            <text:p>35[um]</text:p>
          </table:table-cell>
        </table:table-row>
        <table:table-row table:style-name="ro1">
          <table:table-cell office:value-type="string" calcext:value-type="string">
            <text:p>表面処理</text:p>
          </table:table-cell>
          <table:table-cell table:style-name="ce5" office:value-type="string" calcext:value-type="string">
            <text:p>有鉛半田レベラ(HASL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1">0000/00/00</text:date>, <text:time style:data-style-name="N2" text:time-value="17:37:31.67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3:43:49.543000000</meta:creation-date>
    <dc:date>2017-11-11T17:37:52.120000000</dc:date>
    <meta:editing-duration>PT16M30S</meta:editing-duration>
    <meta:editing-cycles>6</meta:editing-cycles>
    <meta:generator>LibreOffice/5.4.0.3$Windows_x86 LibreOffice_project/7556cbc6811c9d992f4064ab9287069087d7f62c</meta:generator>
    <meta:document-statistic meta:table-count="2" meta:cell-count="156" meta:object-count="0"/>
  </office:meta>
</office:document-meta>
</file>